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85pt"/>
    </style:style>
    <style:style style:name="co4" style:family="table-column">
      <style:table-column-properties fo:break-before="auto" style:column-width="200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gr1" style:family="graphic">
      <style:graphic-properties draw:stroke="solid" draw:fill="solid" draw:fill-color="#000000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469.76pt" svg:height="263.93pt" svg:x="277.71pt" svg:y="135.3pt">
            <draw:object draw:notify-on-update-of-ranges="Sheet1.A6:Sheet1.A14" xlink:href="./Object 1" xlink:type="simple" xlink:show="embed" xlink:actuate="onLoad">
              <loext:p text:style-name="P1">1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s://www.socscistatistics.com/tests/regression/default.aspx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Y = 4.49175X + 248.53995 </text:p>
          </table:table-cell>
          <table:table-cell table:style-name="ce1" office:value-type="string" calcext:value-type="string">
            <text:p>y = 0.22459X + 253.0317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0 steps between averaged freq. Measur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.97" calcext:value-type="float">
            <text:p>262.97</text:p>
          </table:table-cell>
          <table:table-cell table:formula="of:=[.B22]-[.B23]" office:value-type="float" office:value="-0.669999999999959" calcext:value-type="float">
            <text:p>-0.6699999999999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3.64" calcext:value-type="float">
            <text:p>263.64</text:p>
          </table:table-cell>
          <table:table-cell table:formula="of:=[.B23]-[.B24]" office:value-type="float" office:value="-3.42000000000002" calcext:value-type="float">
            <text:p>-3.42000000000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7.06" calcext:value-type="float">
            <text:p>267.06</text:p>
          </table:table-cell>
          <table:table-cell table:formula="of:=[.B24]-[.B25]"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.19" calcext:value-type="float">
            <text:p>270.19</text:p>
          </table:table-cell>
          <table:table-cell table:formula="of:=[.B25]-[.B26]"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5.57" calcext:value-type="float">
            <text:p>275.57</text:p>
          </table:table-cell>
          <table:table-cell table:formula="of:=[.B26]-[.B27]" office:value-type="float" office:value="-5.05000000000001" calcext:value-type="float">
            <text:p>-5.0500000000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.62" calcext:value-type="float">
            <text:p>280.62</text:p>
          </table:table-cell>
          <table:table-cell table:formula="of:=[.B27]-[.B28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3.99" calcext:value-type="float">
            <text:p>283.99</text:p>
          </table:table-cell>
          <table:table-cell table:formula="of:=[.B28]-[.B29]" office:value-type="float" office:value="-3.87" calcext:value-type="float">
            <text:p>-3.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7.86" calcext:value-type="float">
            <text:p>287.86</text:p>
          </table:table-cell>
          <table:table-cell table:formula="of:=[.B29]-[.B30]" office:value-type="float" office:value="-2.24000000000001" calcext:value-type="float">
            <text:p>-2.2400000000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0.1" calcext:value-type="float">
            <text:p>290.1</text:p>
          </table:table-cell>
          <table:table-cell table:formula="of:=[.B30]-[.B31]" office:value-type="float" office:value="-2.62" calcext:value-type="float">
            <text:p>-2.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2.72" calcext:value-type="float">
            <text:p>292.72</text:p>
          </table:table-cell>
          <table:table-cell table:formula="of:=[.B31]-[.B32]" office:value-type="float" office:value="-3.77999999999997" calcext:value-type="float">
            <text:p>-3.779999999999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6.5" calcext:value-type="float">
            <text:p>296.5</text:p>
          </table:table-cell>
          <table:table-cell table:formula="of:=[.B32]-[.B33]"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99.19" calcext:value-type="float">
            <text:p>299.19</text:p>
          </table:table-cell>
          <table:table-cell table:formula="of:=[.B33]-[.B34]" office:value-type="float" office:value="-3.32999999999998" calcext:value-type="float">
            <text:p>-3.329999999999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2.52" calcext:value-type="float">
            <text:p>302.52</text:p>
          </table:table-cell>
          <table:table-cell table:formula="of:=[.B34]-[.B35]" office:value-type="float" office:value="-2.63" calcext:value-type="float">
            <text:p>-2.6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05.15" calcext:value-type="float">
            <text:p>305.15</text:p>
          </table:table-cell>
          <table:table-cell table:formula="of:=[.B35]-[.B36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8.52" calcext:value-type="float">
            <text:p>308.52</text:p>
          </table:table-cell>
          <table:table-cell table:formula="of:=[.B36]-[.B37]" office:value-type="float" office:value="-4.58000000000004" calcext:value-type="float">
            <text:p>-4.580000000000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3.1" calcext:value-type="float">
            <text:p>313.1</text:p>
          </table:table-cell>
          <table:table-cell table:formula="of:=[.B37]-[.B38]" office:value-type="float" office:value="-4.45999999999998" calcext:value-type="float">
            <text:p>-4.459999999999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7.56" calcext:value-type="float">
            <text:p>317.56</text:p>
          </table:table-cell>
          <table:table-cell table:formula="of:=[.B38]-[.B39]" office:value-type="float" office:value="-5.00999999999999" calcext:value-type="float">
            <text:p>-5.009999999999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2.57" calcext:value-type="float">
            <text:p>322.57</text:p>
          </table:table-cell>
          <table:table-cell table:formula="of:=[.B39]-[.B40]" office:value-type="float" office:value="-5.13999999999999" calcext:value-type="float">
            <text:p>-5.139999999999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7.71" calcext:value-type="float">
            <text:p>327.71</text:p>
          </table:table-cell>
          <table:table-cell table:formula="of:=[.B40]-[.B41]" office:value-type="float" office:value="-5.55000000000001" calcext:value-type="float">
            <text:p>-5.550000000000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33.26" calcext:value-type="float">
            <text:p>333.26</text:p>
          </table:table-cell>
          <table:table-cell table:formula="of:=[.B41]-[.B42]" office:value-type="float" office:value="-4.99000000000001" calcext:value-type="float">
            <text:p>-4.990000000000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8.25" calcext:value-type="float">
            <text:p>338.25</text:p>
          </table:table-cell>
          <table:table-cell table:formula="of:=[.B42]-[.B43]" office:value-type="float" office:value="-5.14999999999998" calcext:value-type="float">
            <text:p>-5.1499999999999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43.4" calcext:value-type="float">
            <text:p>343.4</text:p>
          </table:table-cell>
          <table:table-cell table:formula="of:=[.B43]-[.B44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48.52" calcext:value-type="float">
            <text:p>348.52</text:p>
          </table:table-cell>
          <table:table-cell table:formula="of:=[.B44]-[.B45]" office:value-type="float" office:value="-4.78000000000003" calcext:value-type="float">
            <text:p>-4.7800000000000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53.3" calcext:value-type="float">
            <text:p>353.3</text:p>
          </table:table-cell>
          <table:table-cell table:formula="of:=[.B45]-[.B46]" office:value-type="float" office:value="-5.92000000000002" calcext:value-type="float">
            <text:p>-5.9200000000000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59.22" calcext:value-type="float">
            <text:p>359.22</text:p>
          </table:table-cell>
          <table:table-cell table:formula="of:=[.B46]-[.B47]" office:value-type="float" office:value="-4.07999999999998" calcext:value-type="float">
            <text:p>-4.079999999999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3.3" calcext:value-type="float">
            <text:p>363.3</text:p>
          </table:table-cell>
          <table:table-cell table:formula="of:=[.B47]-[.B4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8.3" calcext:value-type="float">
            <text:p>368.3</text:p>
          </table:table-cell>
          <table:table-cell table:formula="of:=[.B48]-[.B49]" office:value-type="float" office:value="-5.43000000000001" calcext:value-type="float">
            <text:p>-5.430000000000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73.73" calcext:value-type="float">
            <text:p>373.73</text:p>
          </table:table-cell>
          <table:table-cell table:formula="of:=[.B49]-[.B50]" office:value-type="float" office:value="-4.59999999999997" calcext:value-type="float">
            <text:p>-4.5999999999999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78.33" calcext:value-type="float">
            <text:p>378.33</text:p>
          </table:table-cell>
          <table:table-cell table:formula="of:=[.B50]-[.B51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83.45" calcext:value-type="float">
            <text:p>383.45</text:p>
          </table:table-cell>
          <table:table-cell table:formula="of:=[.B51]-[.B52]" office:value-type="float" office:value="-6.27000000000004" calcext:value-type="float">
            <text:p>-6.270000000000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9.72" calcext:value-type="float">
            <text:p>389.72</text:p>
          </table:table-cell>
          <table:table-cell table:formula="of:=[.B52]-[.B53]" office:value-type="float" office:value="-4.92999999999995" calcext:value-type="float">
            <text:p>-4.9299999999999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94.65" calcext:value-type="float">
            <text:p>394.65</text:p>
          </table:table-cell>
          <table:table-cell table:formula="of:=[.B53]-[.B54]" office:value-type="float" office:value="-5.03000000000003" calcext:value-type="float">
            <text:p>-5.0300000000000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99.68" calcext:value-type="float">
            <text:p>399.68</text:p>
          </table:table-cell>
          <table:table-cell table:formula="of:=[.B54]-[.B55]" office:value-type="float" office:value="-4.67000000000002" calcext:value-type="float">
            <text:p>-4.6700000000000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04.35" calcext:value-type="float">
            <text:p>404.35</text:p>
          </table:table-cell>
          <table:table-cell table:formula="of:=[.B55]-[.B56]" office:value-type="float" office:value="-4.38999999999999" calcext:value-type="float">
            <text:p>-4.3899999999999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08.74" calcext:value-type="float">
            <text:p>408.74</text:p>
          </table:table-cell>
          <table:table-cell table:formula="of:=[.B56]-[.B57]" office:value-type="float" office:value="-5.58999999999998" calcext:value-type="float">
            <text:p>-5.589999999999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4.33" calcext:value-type="float">
            <text:p>414.33</text:p>
          </table:table-cell>
          <table:table-cell table:formula="of:=[.B57]-[.B58]" office:value-type="float" office:value="-4.79000000000002" calcext:value-type="float">
            <text:p>-4.790000000000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19.12" calcext:value-type="float">
            <text:p>419.12</text:p>
          </table:table-cell>
          <table:table-cell table:formula="of:=[.B58]-[.B59]" office:value-type="float" office:value="-5.63" calcext:value-type="float">
            <text:p>-5.6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24.75" calcext:value-type="float">
            <text:p>424.75</text:p>
          </table:table-cell>
          <table:table-cell table:formula="of:=[.B59]-[.B60]" office:value-type="float" office:value="-3.31" calcext:value-type="float">
            <text:p>-3.3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28.06" calcext:value-type="float">
            <text:p>428.06</text:p>
          </table:table-cell>
          <table:table-cell table:formula="of:=[.B60]-[.B61]" office:value-type="float" office:value="-3.14999999999998" calcext:value-type="float">
            <text:p>-3.1499999999999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31.21" calcext:value-type="float">
            <text:p>431.21</text:p>
          </table:table-cell>
          <table:table-cell table:formula="of:=[.B61]-[.B62]" office:value-type="float" office:value="-3.47000000000003" calcext:value-type="float">
            <text:p>-3.470000000000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4.68" calcext:value-type="float">
            <text:p>434.68</text:p>
          </table:table-cell>
          <table:table-cell table:formula="of:=[.B62]-[.B63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38.05" calcext:value-type="float">
            <text:p>438.05</text:p>
          </table:table-cell>
          <table:table-cell table:formula="of:=[.B63]-[.B64]"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41.68" calcext:value-type="float">
            <text:p>441.68</text:p>
          </table:table-cell>
          <table:table-cell table:formula="of:=[.B64]-[.B65]" office:value-type="float" office:value="-3.19" calcext:value-type="float">
            <text:p>-3.1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44.87" calcext:value-type="float">
            <text:p>444.87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48.77" calcext:value-type="float">
            <text:p>448.77</text:p>
          </table:table-cell>
          <table:table-cell/>
        </table:table-row>
      </table:table>
      <table:table table:name="StepsToNotes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How many steps between chromatic not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t at note 59, end at note 69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:2 pulley drive on machine head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table:number-columns-repeated="6"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Delta</text:p>
          </table:table-cell>
          <table:table-cell table:style-name="ce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ulley two grubs</text:p>
          </table:table-cell>
          <table:table-cell table:number-columns-repeated="2" office:value-type="float" office:value="-814" calcext:value-type="float">
            <text:p>-814</text:p>
          </table:table-cell>
          <table:table-cell office:value-type="float" office:value="-828" calcext:value-type="float">
            <text:p>-828</text:p>
          </table:table-cell>
          <table:table-cell office:value-type="float" office:value="-783" calcext:value-type="float">
            <text:p>-783</text:p>
          </table:table-cell>
          <table:table-cell office:value-type="float" office:value="-781" calcext:value-type="float">
            <text:p>-781</text:p>
          </table:table-cell>
          <table:table-cell table:style-name="Default"/>
          <table:table-cell table:style-name="ce5" table:formula="of:=AVERAGE([.C5:.G5])" office:value-type="float" office:value="-804" calcext:value-type="float">
            <text:p>-804</text:p>
          </table:table-cell>
          <table:table-cell table:style-name="ce5" table:formula="of:=MIN([.C5:.G5]) - MAX([.C5:.G5])"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style-name="ce5" table:formula="of:=AVERAGE([.C6:.G6])" office:value-type="float" office:value="68.2" calcext:value-type="float">
            <text:p>68</text:p>
          </table:table-cell>
          <table:table-cell table:style-name="ce5" table:formula="of:=MIN([.C6:.G6]) - MAX([.C6:.G6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Default"/>
          <table:table-cell table:style-name="ce5" table:formula="of:=AVERAGE([.C7:.G7])" office:value-type="float" office:value="40.8" calcext:value-type="float">
            <text:p>41</text:p>
          </table:table-cell>
          <table:table-cell table:style-name="ce5" table:formula="of:=MIN([.C7:.G7]) - MAX([.C7:.G7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ce5" table:formula="of:=AVERAGE([.C8:.G8])" office:value-type="float" office:value="44.8" calcext:value-type="float">
            <text:p>45</text:p>
          </table:table-cell>
          <table:table-cell table:style-name="ce5" table:formula="of:=MIN([.C8:.G8]) - MAX([.C8:.G8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table:style-name="ce5" table:formula="of:=AVERAGE([.C9:.G9])" office:value-type="float" office:value="61.8" calcext:value-type="float">
            <text:p>62</text:p>
          </table:table-cell>
          <table:table-cell table:style-name="ce5" table:formula="of:=MIN([.C9:.G9]) - MAX([.C9:.G9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10:.G10])" office:value-type="float" office:value="72.8" calcext:value-type="float">
            <text:p>73</text:p>
          </table:table-cell>
          <table:table-cell table:style-name="ce5" table:formula="of:=MIN([.C10:.G10]) - MAX([.C10:.G10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style-name="Default"/>
          <table:table-cell table:style-name="ce5" table:formula="of:=AVERAGE([.C11:.G11])" office:value-type="float" office:value="109.4" calcext:value-type="float">
            <text:p>109</text:p>
          </table:table-cell>
          <table:table-cell table:style-name="ce5" table:formula="of:=MIN([.C11:.G11]) - MAX([.C11:.G11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style-name="Default"/>
          <table:table-cell table:style-name="ce5" table:formula="of:=AVERAGE([.C12:.G12])" office:value-type="float" office:value="109" calcext:value-type="float">
            <text:p>109</text:p>
          </table:table-cell>
          <table:table-cell table:style-name="ce5" table:formula="of:=MIN([.C12:.G12]) - MAX([.C12:.G12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Default"/>
          <table:table-cell table:style-name="ce5" table:formula="of:=AVERAGE([.C13:.G13])" office:value-type="float" office:value="94.6" calcext:value-type="float">
            <text:p>95</text:p>
          </table:table-cell>
          <table:table-cell table:style-name="ce5" table:formula="of:=MIN([.C13:.G13]) - MAX([.C13:.G13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style-name="Default"/>
          <table:table-cell table:style-name="ce5" table:formula="of:=AVERAGE([.C14:.G14])" office:value-type="float" office:value="97.4" calcext:value-type="float">
            <text:p>97</text:p>
          </table:table-cell>
          <table:table-cell table:style-name="ce5" table:formula="of:=MIN([.C14:.G14]) - MAX([.C14:.G14])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15:.G15])" office:value-type="float" office:value="104.8" calcext:value-type="float">
            <text:p>105</text:p>
          </table:table-cell>
          <table:table-cell table:style-name="ce5" table:formula="of:=MIN([.C15:.G15]) - MAX([.C15:.G15])"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ce5"/>
          <table:table-cell table:style-name="ce3"/>
        </table:table-row>
        <table:table-row table:style-name="ro1">
          <table:table-cell/>
          <table:table-cell office:value-type="string" calcext:value-type="string">
            <text:p>pulley four grubs</text:p>
          </table:table-cell>
          <table:table-cell office:value-type="float" office:value="-754" calcext:value-type="float">
            <text:p>-754</text:p>
          </table:table-cell>
          <table:table-cell office:value-type="float" office:value="-757" calcext:value-type="float">
            <text:p>-757</text:p>
          </table:table-cell>
          <table:table-cell office:value-type="float" office:value="-758" calcext:value-type="float">
            <text:p>-758</text:p>
          </table:table-cell>
          <table:table-cell office:value-type="float" office:value="-748" calcext:value-type="float">
            <text:p>-748</text:p>
          </table:table-cell>
          <table:table-cell office:value-type="float" office:value="-758" calcext:value-type="float">
            <text:p>-758</text:p>
          </table:table-cell>
          <table:table-cell table:style-name="Default"/>
          <table:table-cell table:style-name="ce5" table:formula="of:=AVERAGE([.C17:.G17])" office:value-type="float" office:value="-755" calcext:value-type="float">
            <text:p>-755</text:p>
          </table:table-cell>
          <table:table-cell table:style-name="ce5" table:formula="of:=MIN([.C17:.G17]) - MAX([.C17:.G17])" office:value-type="float" office:value="-10" calcext:value-type="float">
            <text:p>-10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table:style-name="Default"/>
          <table:table-cell table:style-name="ce5" table:formula="of:=AVERAGE([.C18:.G18])" office:value-type="float" office:value="96" calcext:value-type="float">
            <text:p>96</text:p>
          </table:table-cell>
          <table:table-cell table:style-name="ce5" table:formula="of:=MIN([.C18:.G18]) - MAX([.C18:.G18])" office:value-type="float" office:value="-9" calcext:value-type="float">
            <text:p>-9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Default"/>
          <table:table-cell table:style-name="ce5" table:formula="of:=AVERAGE([.C19:.G19])" office:value-type="float" office:value="45.8" calcext:value-type="float">
            <text:p>46</text:p>
          </table:table-cell>
          <table:table-cell table:style-name="ce5" table:formula="of:=MIN([.C19:.G19]) - MAX([.C19:.G19])" office:value-type="float" office:value="-5" calcext:value-type="float">
            <text:p>-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style-name="ce5" table:formula="of:=AVERAGE([.C20:.G20])" office:value-type="float" office:value="39.4" calcext:value-type="float">
            <text:p>39</text:p>
          </table:table-cell>
          <table:table-cell table:style-name="ce5" table:formula="of:=MIN([.C20:.G20]) - MAX([.C20:.G20])" office:value-type="float" office:value="-20" calcext:value-type="float">
            <text:p>-20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style-name="Default"/>
          <table:table-cell table:style-name="ce5" table:formula="of:=AVERAGE([.C21:.G21])" office:value-type="float" office:value="62.6" calcext:value-type="float">
            <text:p>63</text:p>
          </table:table-cell>
          <table:table-cell table:style-name="ce5" table:formula="of:=MIN([.C21:.G21]) - MAX([.C21:.G21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2:.G22])" office:value-type="float" office:value="59.2" calcext:value-type="float">
            <text:p>59</text:p>
          </table:table-cell>
          <table:table-cell table:style-name="ce5" table:formula="of:=MIN([.C22:.G22]) - MAX([.C22:.G22])" office:value-type="float" office:value="-6" calcext:value-type="float">
            <text:p>-6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23:.G23])" office:value-type="float" office:value="68" calcext:value-type="float">
            <text:p>68</text:p>
          </table:table-cell>
          <table:table-cell table:style-name="ce5" table:formula="of:=MIN([.C23:.G23]) - MAX([.C23:.G23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4:.G24])" office:value-type="float" office:value="63.2" calcext:value-type="float">
            <text:p>63</text:p>
          </table:table-cell>
          <table:table-cell table:style-name="ce5" table:formula="of:=MIN([.C24:.G24]) - MAX([.C24:.G24])" office:value-type="float" office:value="-17" calcext:value-type="float">
            <text:p>-1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style-name="Default"/>
          <table:table-cell table:style-name="ce5" table:formula="of:=AVERAGE([.C25:.G25])" office:value-type="float" office:value="81.4" calcext:value-type="float">
            <text:p>81</text:p>
          </table:table-cell>
          <table:table-cell table:style-name="ce5" table:formula="of:=MIN([.C25:.G25]) - MAX([.C25:.G25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26:.G26])" office:value-type="float" office:value="107.6" calcext:value-type="float">
            <text:p>108</text:p>
          </table:table-cell>
          <table:table-cell table:style-name="ce5" table:formula="of:=MIN([.C26:.G26]) - MAX([.C26:.G26])" office:value-type="float" office:value="-7" calcext:value-type="float">
            <text:p>-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style-name="Default"/>
          <table:table-cell table:style-name="ce5" table:formula="of:=AVERAGE([.C27:.G27])" office:value-type="float" office:value="139.4" calcext:value-type="float">
            <text:p>139</text:p>
          </table:table-cell>
          <table:table-cell table:style-name="ce5" table:formula="of:=MIN([.C27:.G27]) - MAX([.C27:.G27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Default"/>
          <table:table-cell table:style-name="ce3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>
        <table:table-column table:style-name="co2" table:default-cell-style-name="Default"/>
        <table:table-column table:style-name="co4" table:default-cell-style-name="Default"/>
        <table:table-row table:style-name="ro1" table:number-rows-repeated="12">
          <table:table-cell table:number-columns-repeated="2"/>
        </table:table-row>
        <table:table-row table:style-name="ro1">
          <table:table-cell/>
          <table:table-cell office:value-type="string" calcext:value-type="string">
            <text:p>1/stepsPerSec * steps = 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1 / (s / steps) = stepsPerSeco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9:18:01.7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1-01-22T10:07:55.269000000</dc:date>
    <meta:editing-duration>P1DT5H33M5S</meta:editing-duration>
    <meta:editing-cycles>20</meta:editing-cycles>
    <meta:document-statistic meta:table-count="3" meta:cell-count="32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573cm" svg:height="9.312cm" xlink:href=".." xlink:type="simple" chart:class="chart:line" chart:style-name="ch1">
        <chart:legend svg:x="0cm" svg:y="0cm" style:legend-expansion="custom" chartooo:width="16.573cm" chartooo:height="9.312cm" style:legend-expansion-aspect-ratio="1.77974656357388" chart:style-name="ch2"/>
        <chart:plot-area chart:style-name="ch3" table:cell-range-address="Sheet1.A6:Sheet1.A14" svg:x="0.331cm" svg:y="0.186cm" svg:width="15.911cm" svg:height="8.94cm">
          <chartooo:coordinate-region svg:x="1.154cm" svg:y="0.388cm" svg:width="14.801cm" svg:height="8.0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6:Sheet1.A1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">
                <text:p>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